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table:number-columns-repeated="2"/>
          <table:table-cell table:style-name="ce4" office:value-type="string" table:number-columns-spanned="7" table:number-rows-spanned="1">
            <text:p>https://eco.mtk.nao.ac.jp/koyomi/dni/2022/m1501.html</text:p>
          </table:table-cell>
          <table:covered-table-cell table:style-name="ce1"/>
          <table:covered-table-cell table:style-name="ce4"/>
          <table:covered-table-cell table:style-name="ce1"/>
          <table:covered-table-cell table:number-columns-repeated="2" table:style-name="ce4"/>
          <table:covered-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日</text:p>
          </table:table-cell>
          <table:table-cell table:style-name="ce1" office:value-type="string">
            <text:p>出</text:p>
          </table:table-cell>
          <table:table-cell table:style-name="ce4" office:value-type="string">
            <text:p>方位[°]</text:p>
          </table:table-cell>
          <table:table-cell table:style-name="ce1" office:value-type="string">
            <text:p>南中</text:p>
          </table:table-cell>
          <table:table-cell table:style-name="ce4" office:value-type="string">
            <text:p>高度[°]</text:p>
          </table:table-cell>
          <table:table-cell table:style-name="ce1" office:value-type="string">
            <text:p>入り</text:p>
          </table:table-cell>
          <table:table-cell table:style-name="ce4" office:value-type="string">
            <text:p>方位[°]</text:p>
          </table:table-cell>
          <table:table-cell table:style-name="ce4" office:value-type="string">
            <text:p>月齢[日]</text:p>
          </table:table-cell>
          <table:table-cell/>
          <table:table-cell table:style-name="Default"/>
          <table:table-cell office:value-type="string">
            <text:p>out-in</text:p>
          </table:table-cell>
          <table:table-cell table:formula="of:=[.H2]" office:value-type="string" office:string-value="月齢[日]">
            <text:p>月齢[日]</text:p>
          </table:table-cell>
        </table:table-row>
        <table:table-row table:style-name="ro1">
          <table:table-cell office:value-type="float" office:value="1">
            <text:p>1</text:p>
            <draw:frame table:end-cell-address="Sheet1.H23" table:end-x="0.193cm" table:end-y="0.365cm" draw:z-index="0" draw:style-name="gr1" draw:text-style-name="P1" svg:width="15.999cm" svg:height="8.999cm" svg:x="0cm" svg:y="0.399cm">
              <draw:object draw:notify-on-update-of-ranges="Sheet1.K2:Sheet1.K2 Sheet1.K3:Sheet1.K33 Sheet1.L2:Sheet1.L2 Sheet1.L3:Sheet1.L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time" office:time-value="PT04H59M00S">
            <text:p>4:59</text:p>
          </table:table-cell>
          <table:table-cell office:value-type="float" office:value="119.5">
            <text:p>119.5</text:p>
          </table:table-cell>
          <table:table-cell office:value-type="time" office:time-value="PT09H58M00S">
            <text:p>9:58</text:p>
          </table:table-cell>
          <table:table-cell office:value-type="float" office:value="29.7">
            <text:p>29.7</text:p>
          </table:table-cell>
          <table:table-cell office:value-type="time" office:time-value="PT14H52M00S">
            <text:p>14:52</text:p>
          </table:table-cell>
          <table:table-cell office:value-type="float" office:value="238.9">
            <text:p>238.9</text:p>
          </table:table-cell>
          <table:table-cell office:value-type="float" office:value="27.8">
            <text:p>27.8</text:p>
          </table:table-cell>
          <table:table-cell table:formula="of:=[.F3]-[.B3]" office:value-type="time" office:time-value="PT09H53M00S">
            <text:p>9:53</text:p>
          </table:table-cell>
          <table:table-cell table:formula="of:=[.I3]/[.$I$4]" office:value-type="percentage" office:value="1.02772963604853">
            <text:p>102.77%</text:p>
          </table:table-cell>
          <table:table-cell table:formula="of:=ABS([.I3])" office:value-type="float" office:value="0.411805555555556">
            <text:p>0.4118055556</text:p>
          </table:table-cell>
          <table:table-cell table:formula="of:=[.H3]" office:value-type="float" office:value="27.8">
            <text:p>27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6H14M00S">
            <text:p>6:14</text:p>
          </table:table-cell>
          <table:table-cell office:value-type="float" office:value="122.7">
            <text:p>122.7</text:p>
          </table:table-cell>
          <table:table-cell office:value-type="time" office:time-value="PT11H03M00S">
            <text:p>11:03</text:p>
          </table:table-cell>
          <table:table-cell office:value-type="float" office:value="27.6">
            <text:p>27.6</text:p>
          </table:table-cell>
          <table:table-cell office:value-type="time" office:time-value="PT15H51M00S">
            <text:p>15:51</text:p>
          </table:table-cell>
          <table:table-cell office:value-type="float" office:value="236.8">
            <text:p>236.8</text:p>
          </table:table-cell>
          <table:table-cell office:value-type="float" office:value="28.8">
            <text:p>28.8</text:p>
          </table:table-cell>
          <table:table-cell table:formula="of:=[.F4]-[.B4]" office:value-type="time" office:time-value="PT09H37M00S">
            <text:p>9:37</text:p>
          </table:table-cell>
          <table:table-cell table:formula="of:=[.I4]/[.$I$4]" office:value-type="percentage" office:value="1">
            <text:p>100.00%</text:p>
          </table:table-cell>
          <table:table-cell table:formula="of:=ABS([.I4])" office:value-type="float" office:value="0.400694444444444">
            <text:p>0.4006944444</text:p>
          </table:table-cell>
          <table:table-cell table:formula="of:=[.H4]" office:value-type="float" office:value="28.8">
            <text:p>28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7H21M00S">
            <text:p>7:21</text:p>
          </table:table-cell>
          <table:table-cell office:value-type="float" office:value="123.1">
            <text:p>123.1</text:p>
          </table:table-cell>
          <table:table-cell office:value-type="time" office:time-value="PT12H10M00S">
            <text:p>12:10</text:p>
          </table:table-cell>
          <table:table-cell office:value-type="float" office:value="27.7">
            <text:p>27.7</text:p>
          </table:table-cell>
          <table:table-cell office:value-type="time" office:time-value="PT17H00M00S">
            <text:p>17:00</text:p>
          </table:table-cell>
          <table:table-cell office:value-type="float" office:value="237.4">
            <text:p>237.4</text:p>
          </table:table-cell>
          <table:table-cell office:value-type="float" office:value="0.4">
            <text:p>0.4</text:p>
          </table:table-cell>
          <table:table-cell table:formula="of:=[.F5]-[.B5]" office:value-type="time" office:time-value="PT09H39M00S">
            <text:p>9:39</text:p>
          </table:table-cell>
          <table:table-cell table:formula="of:=[.I5]/[.$I$4]" office:value-type="percentage" office:value="1.00346620450607">
            <text:p>100.35%</text:p>
          </table:table-cell>
          <table:table-cell table:formula="of:=ABS([.I5])" office:value-type="float" office:value="0.402083333333333">
            <text:p>0.4020833333</text:p>
          </table:table-cell>
          <table:table-cell table:formula="of:=[.H5]" office:value-type="float" office:value="0.4">
            <text:p>0.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8H19M00S">
            <text:p>8:19</text:p>
          </table:table-cell>
          <table:table-cell office:value-type="float" office:value="120.8">
            <text:p>120.8</text:p>
          </table:table-cell>
          <table:table-cell office:value-type="time" office:time-value="PT13H14M00S">
            <text:p>13:14</text:p>
          </table:table-cell>
          <table:table-cell office:value-type="float" office:value="29.9">
            <text:p>29.9</text:p>
          </table:table-cell>
          <table:table-cell office:value-type="time" office:time-value="PT18H13M00S">
            <text:p>18:13</text:p>
          </table:table-cell>
          <table:table-cell office:value-type="float" office:value="240.8">
            <text:p>240.8</text:p>
          </table:table-cell>
          <table:table-cell office:value-type="float" office:value="1.4">
            <text:p>1.4</text:p>
          </table:table-cell>
          <table:table-cell table:formula="of:=[.F6]-[.B6]" office:value-type="time" office:time-value="PT09H54M00S">
            <text:p>9:54</text:p>
          </table:table-cell>
          <table:table-cell table:formula="of:=[.I6]/[.$I$4]" office:value-type="percentage" office:value="1.02946273830156">
            <text:p>102.95%</text:p>
          </table:table-cell>
          <table:table-cell table:formula="of:=ABS([.I6])" office:value-type="float" office:value="0.4125">
            <text:p>0.4125</text:p>
          </table:table-cell>
          <table:table-cell table:formula="of:=[.H6]" office:value-type="float" office:value="1.4">
            <text:p>1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9H07M00S">
            <text:p>9:07</text:p>
          </table:table-cell>
          <table:table-cell office:value-type="float" office:value="116.3">
            <text:p>116.3</text:p>
          </table:table-cell>
          <table:table-cell office:value-type="time" office:time-value="PT14H13M00S">
            <text:p>14:13</text:p>
          </table:table-cell>
          <table:table-cell office:value-type="float" office:value="33.7">
            <text:p>33.7</text:p>
          </table:table-cell>
          <table:table-cell office:value-type="time" office:time-value="PT19H26M00S">
            <text:p>19:26</text:p>
          </table:table-cell>
          <table:table-cell office:value-type="float" office:value="246.1">
            <text:p>246.1</text:p>
          </table:table-cell>
          <table:table-cell office:value-type="float" office:value="2.4">
            <text:p>2.4</text:p>
          </table:table-cell>
          <table:table-cell table:formula="of:=[.F7]-[.B7]" office:value-type="time" office:time-value="PT10H19M00S">
            <text:p>10:19</text:p>
          </table:table-cell>
          <table:table-cell table:formula="of:=[.I7]/[.$I$4]" office:value-type="percentage" office:value="1.07279029462738">
            <text:p>107.28%</text:p>
          </table:table-cell>
          <table:table-cell table:formula="of:=ABS([.I7])" office:value-type="float" office:value="0.429861111111111">
            <text:p>0.4298611111</text:p>
          </table:table-cell>
          <table:table-cell table:formula="of:=[.H7]" office:value-type="float" office:value="2.4">
            <text:p>2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9H46M00S">
            <text:p>9:46</text:p>
          </table:table-cell>
          <table:table-cell office:value-type="float" office:value="110.3">
            <text:p>110.3</text:p>
          </table:table-cell>
          <table:table-cell office:value-type="time" office:time-value="PT15H07M00S">
            <text:p>15:07</text:p>
          </table:table-cell>
          <table:table-cell office:value-type="float" office:value="38.8">
            <text:p>38.8</text:p>
          </table:table-cell>
          <table:table-cell office:value-type="time" office:time-value="PT20H36M00S">
            <text:p>20:36</text:p>
          </table:table-cell>
          <table:table-cell office:value-type="float" office:value="252.6">
            <text:p>252.6</text:p>
          </table:table-cell>
          <table:table-cell office:value-type="float" office:value="3.4">
            <text:p>3.4</text:p>
          </table:table-cell>
          <table:table-cell table:formula="of:=[.F8]-[.B8]" office:value-type="time" office:time-value="PT10H50M00S">
            <text:p>10:50</text:p>
          </table:table-cell>
          <table:table-cell table:formula="of:=[.I8]/[.$I$4]" office:value-type="percentage" office:value="1.1265164644714">
            <text:p>112.65%</text:p>
          </table:table-cell>
          <table:table-cell table:formula="of:=ABS([.I8])" office:value-type="float" office:value="0.451388888888889">
            <text:p>0.4513888889</text:p>
          </table:table-cell>
          <table:table-cell table:formula="of:=[.H8]" office:value-type="float" office:value="3.4">
            <text:p>3.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0H18M00S">
            <text:p>10:18</text:p>
          </table:table-cell>
          <table:table-cell office:value-type="float" office:value="103.5">
            <text:p>103.5</text:p>
          </table:table-cell>
          <table:table-cell office:value-type="time" office:time-value="PT15H56M00S">
            <text:p>15:56</text:p>
          </table:table-cell>
          <table:table-cell office:value-type="float" office:value="44.4">
            <text:p>44.4</text:p>
          </table:table-cell>
          <table:table-cell office:value-type="time" office:time-value="PT21H42M00S">
            <text:p>21:42</text:p>
          </table:table-cell>
          <table:table-cell office:value-type="float" office:value="259.8">
            <text:p>259.8</text:p>
          </table:table-cell>
          <table:table-cell office:value-type="float" office:value="4.4">
            <text:p>4.4</text:p>
          </table:table-cell>
          <table:table-cell table:formula="of:=[.F9]-[.B9]" office:value-type="time" office:time-value="PT11H24M00S">
            <text:p>11:24</text:p>
          </table:table-cell>
          <table:table-cell table:formula="of:=[.I9]/[.$I$4]" office:value-type="percentage" office:value="1.18544194107452">
            <text:p>118.54%</text:p>
          </table:table-cell>
          <table:table-cell table:formula="of:=ABS([.I9])" office:value-type="float" office:value="0.475">
            <text:p>0.475</text:p>
          </table:table-cell>
          <table:table-cell table:formula="of:=[.H9]" office:value-type="float" office:value="4.4">
            <text:p>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0H47M00S">
            <text:p>10:47</text:p>
          </table:table-cell>
          <table:table-cell office:value-type="float" office:value="96.4">
            <text:p>96.4</text:p>
          </table:table-cell>
          <table:table-cell office:value-type="time" office:time-value="PT16H42M00S">
            <text:p>16:42</text:p>
          </table:table-cell>
          <table:table-cell office:value-type="float" office:value="50.4">
            <text:p>50.4</text:p>
          </table:table-cell>
          <table:table-cell office:value-type="time" office:time-value="PT22H44M00S">
            <text:p>22:44</text:p>
          </table:table-cell>
          <table:table-cell office:value-type="float" office:value="267.1">
            <text:p>267.1</text:p>
          </table:table-cell>
          <table:table-cell office:value-type="float" office:value="5.4">
            <text:p>5.4</text:p>
          </table:table-cell>
          <table:table-cell table:formula="of:=[.F10]-[.B10]" office:value-type="time" office:time-value="PT11H57M00S">
            <text:p>11:57</text:p>
          </table:table-cell>
          <table:table-cell table:formula="of:=[.I10]/[.$I$4]" office:value-type="percentage" office:value="1.24263431542461">
            <text:p>124.26%</text:p>
          </table:table-cell>
          <table:table-cell table:formula="of:=ABS([.I10])" office:value-type="float" office:value="0.497916666666667">
            <text:p>0.4979166667</text:p>
          </table:table-cell>
          <table:table-cell table:formula="of:=[.H10]" office:value-type="float" office:value="5.4">
            <text:p>5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13M00S">
            <text:p>11:13</text:p>
          </table:table-cell>
          <table:table-cell office:value-type="float" office:value="89.3">
            <text:p>89.3</text:p>
          </table:table-cell>
          <table:table-cell office:value-type="time" office:time-value="PT17H25M00S">
            <text:p>17:25</text:p>
          </table:table-cell>
          <table:table-cell office:value-type="float" office:value="56.3">
            <text:p>56.3</text:p>
          </table:table-cell>
          <table:table-cell office:value-type="time" office:time-value="PT23H44M00S">
            <text:p>23:44</text:p>
          </table:table-cell>
          <table:table-cell office:value-type="float" office:value="274.3">
            <text:p>274.3</text:p>
          </table:table-cell>
          <table:table-cell office:value-type="float" office:value="6.4">
            <text:p>6.4</text:p>
          </table:table-cell>
          <table:table-cell table:formula="of:=[.F11]-[.B11]" office:value-type="time" office:time-value="PT12H31M00S">
            <text:p>12:31</text:p>
          </table:table-cell>
          <table:table-cell table:formula="of:=[.I11]/[.$I$4]" office:value-type="percentage" office:value="1.30155979202773">
            <text:p>130.16%</text:p>
          </table:table-cell>
          <table:table-cell table:formula="of:=ABS([.I11])" office:value-type="float" office:value="0.521527777777778">
            <text:p>0.5215277778</text:p>
          </table:table-cell>
          <table:table-cell table:formula="of:=[.H11]" office:value-type="float" office:value="6.4">
            <text:p>6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39M00S">
            <text:p>11:39</text:p>
          </table:table-cell>
          <table:table-cell office:value-type="float" office:value="82.4">
            <text:p>82.4</text:p>
          </table:table-cell>
          <table:table-cell office:value-type="time" office:time-value="PT18H07M00S">
            <text:p>18:07</text:p>
          </table:table-cell>
          <table:table-cell office:value-type="float" office:value="61.9">
            <text:p>61.9</text:p>
          </table:table-cell>
          <table:table-cell table:style-name="ce2" office:value-type="string">
            <text:p>--:--</text:p>
          </table:table-cell>
          <table:table-cell office:value-type="string">
            <text:p>----</text:p>
          </table:table-cell>
          <table:table-cell office:value-type="float" office:value="7.4">
            <text:p>7.4</text:p>
          </table:table-cell>
          <table:table-cell table:formula="of:=[.F12]-[.B12]" office:value-type="date" office:date-value="1899-12-30">
            <text:p>#VALUE!</text:p>
          </table:table-cell>
          <table:table-cell table:formula="of:=[.I12]/[.$I$4]" office:value-type="percentage" office:value="0">
            <text:p>#VALUE!</text:p>
          </table:table-cell>
          <table:table-cell table:formula="of:=ABS([.I12])" office:value-type="float" office:value="0">
            <text:p>#VALUE!</text:p>
          </table:table-cell>
          <table:table-cell table:formula="of:=[.H12]" office:value-type="float" office:value="7.4">
            <text:p>7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05M00S">
            <text:p>12:05</text:p>
          </table:table-cell>
          <table:table-cell office:value-type="float" office:value="76">
            <text:p>76</text:p>
          </table:table-cell>
          <table:table-cell office:value-type="time" office:time-value="PT18H49M00S">
            <text:p>18:49</text:p>
          </table:table-cell>
          <table:table-cell office:value-type="float" office:value="67.1">
            <text:p>67.1</text:p>
          </table:table-cell>
          <table:table-cell office:value-type="time" office:time-value="PT00H43M00S">
            <text:p>0:43</text:p>
          </table:table-cell>
          <table:table-cell office:value-type="float" office:value="281.1">
            <text:p>281.1</text:p>
          </table:table-cell>
          <table:table-cell office:value-type="float" office:value="8.4">
            <text:p>8.4</text:p>
          </table:table-cell>
          <table:table-cell table:formula="of:=[.F13]-[.B13]" office:value-type="time" office:time-value="-PT11H22M00S">
            <text:p>-11:22:00</text:p>
          </table:table-cell>
          <table:table-cell table:formula="of:=[.I13]/[.$I$4]" office:value-type="percentage" office:value="-1.18197573656846">
            <text:p>-118.20%</text:p>
          </table:table-cell>
          <table:table-cell table:formula="of:=ABS([.I13])" office:value-type="float" office:value="0.473611111111111">
            <text:p>0.4736111111</text:p>
          </table:table-cell>
          <table:table-cell table:formula="of:=[.H13]" office:value-type="float" office:value="8.4">
            <text:p>8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34M00S">
            <text:p>12:34</text:p>
          </table:table-cell>
          <table:table-cell office:value-type="float" office:value="70.1">
            <text:p>70.1</text:p>
          </table:table-cell>
          <table:table-cell office:value-type="time" office:time-value="PT19H32M00S">
            <text:p>19:32</text:p>
          </table:table-cell>
          <table:table-cell office:value-type="float" office:value="71.7">
            <text:p>71.7</text:p>
          </table:table-cell>
          <table:table-cell office:value-type="time" office:time-value="PT01H41M00S">
            <text:p>1:41</text:p>
          </table:table-cell>
          <table:table-cell office:value-type="float" office:value="287.4">
            <text:p>287.4</text:p>
          </table:table-cell>
          <table:table-cell office:value-type="float" office:value="9.4">
            <text:p>9.4</text:p>
          </table:table-cell>
          <table:table-cell table:formula="of:=[.F14]-[.B14]" office:value-type="time" office:time-value="-PT10H53M00S">
            <text:p>-10:53:00</text:p>
          </table:table-cell>
          <table:table-cell table:formula="of:=[.I14]/[.$I$4]" office:value-type="percentage" office:value="-1.1317157712305">
            <text:p>-113.17%</text:p>
          </table:table-cell>
          <table:table-cell table:formula="of:=ABS([.I14])" office:value-type="float" office:value="0.453472222222222">
            <text:p>0.4534722222</text:p>
          </table:table-cell>
          <table:table-cell table:formula="of:=[.H14]" office:value-type="float" office:value="9.4">
            <text:p>9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05M00S">
            <text:p>13:05</text:p>
          </table:table-cell>
          <table:table-cell office:value-type="float" office:value="65.1">
            <text:p>65.1</text:p>
          </table:table-cell>
          <table:table-cell office:value-type="time" office:time-value="PT20H18M00S">
            <text:p>20:18</text:p>
          </table:table-cell>
          <table:table-cell office:value-type="float" office:value="75.6">
            <text:p>75.6</text:p>
          </table:table-cell>
          <table:table-cell office:value-type="time" office:time-value="PT02H39M00S">
            <text:p>2:39</text:p>
          </table:table-cell>
          <table:table-cell office:value-type="float" office:value="292.9">
            <text:p>292.9</text:p>
          </table:table-cell>
          <table:table-cell office:value-type="float" office:value="10.4">
            <text:p>10.4</text:p>
          </table:table-cell>
          <table:table-cell table:formula="of:=[.F15]-[.B15]" office:value-type="time" office:time-value="-PT10H26M00S">
            <text:p>-10:26:00</text:p>
          </table:table-cell>
          <table:table-cell table:formula="of:=[.I15]/[.$I$4]" office:value-type="percentage" office:value="-1.08492201039861">
            <text:p>-108.49%</text:p>
          </table:table-cell>
          <table:table-cell table:formula="of:=ABS([.I15])" office:value-type="float" office:value="0.434722222222222">
            <text:p>0.4347222222</text:p>
          </table:table-cell>
          <table:table-cell table:formula="of:=[.H15]" office:value-type="float" office:value="10.4">
            <text:p>10.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41M00S">
            <text:p>13:41</text:p>
          </table:table-cell>
          <table:table-cell office:value-type="float" office:value="61.1">
            <text:p>61.1</text:p>
          </table:table-cell>
          <table:table-cell office:value-type="time" office:time-value="PT21H05M00S">
            <text:p>21:05</text:p>
          </table:table-cell>
          <table:table-cell office:value-type="float" office:value="78.5">
            <text:p>78.5</text:p>
          </table:table-cell>
          <table:table-cell office:value-type="time" office:time-value="PT03H37M00S">
            <text:p>3:37</text:p>
          </table:table-cell>
          <table:table-cell office:value-type="float" office:value="297.4">
            <text:p>297.4</text:p>
          </table:table-cell>
          <table:table-cell office:value-type="float" office:value="11.4">
            <text:p>11.4</text:p>
          </table:table-cell>
          <table:table-cell table:formula="of:=[.F16]-[.B16]" office:value-type="time" office:time-value="-PT10H04M00S">
            <text:p>-10:04:00</text:p>
          </table:table-cell>
          <table:table-cell table:formula="of:=[.I16]/[.$I$4]" office:value-type="percentage" office:value="-1.04679376083189">
            <text:p>-104.68%</text:p>
          </table:table-cell>
          <table:table-cell table:formula="of:=ABS([.I16])" office:value-type="float" office:value="0.419444444444444">
            <text:p>0.4194444444</text:p>
          </table:table-cell>
          <table:table-cell table:formula="of:=[.H16]" office:value-type="float" office:value="11.4">
            <text:p>11.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4H22M00S">
            <text:p>14:22</text:p>
          </table:table-cell>
          <table:table-cell office:value-type="float" office:value="58.5">
            <text:p>58.5</text:p>
          </table:table-cell>
          <table:table-cell office:value-type="time" office:time-value="PT21H54M00S">
            <text:p>21:54</text:p>
          </table:table-cell>
          <table:table-cell office:value-type="float" office:value="80.2">
            <text:p>80.2</text:p>
          </table:table-cell>
          <table:table-cell office:value-type="time" office:time-value="PT04H34M00S">
            <text:p>4:34</text:p>
          </table:table-cell>
          <table:table-cell office:value-type="float" office:value="300.7">
            <text:p>300.7</text:p>
          </table:table-cell>
          <table:table-cell office:value-type="float" office:value="12.4">
            <text:p>12.4</text:p>
          </table:table-cell>
          <table:table-cell table:formula="of:=[.F17]-[.B17]" office:value-type="time" office:time-value="-PT09H48M00S">
            <text:p>-09:48:00</text:p>
          </table:table-cell>
          <table:table-cell table:formula="of:=[.I17]/[.$I$4]" office:value-type="percentage" office:value="-1.01906412478336">
            <text:p>-101.91%</text:p>
          </table:table-cell>
          <table:table-cell table:formula="of:=ABS([.I17])" office:value-type="float" office:value="0.408333333333333">
            <text:p>0.4083333333</text:p>
          </table:table-cell>
          <table:table-cell table:formula="of:=[.H17]" office:value-type="float" office:value="12.4">
            <text:p>12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5H09M00S">
            <text:p>15:09</text:p>
          </table:table-cell>
          <table:table-cell office:value-type="float" office:value="57.3">
            <text:p>57.3</text:p>
          </table:table-cell>
          <table:table-cell office:value-type="time" office:time-value="PT22H45M00S">
            <text:p>22:45</text:p>
          </table:table-cell>
          <table:table-cell office:value-type="float" office:value="80.7">
            <text:p>80.7</text:p>
          </table:table-cell>
          <table:table-cell office:value-type="time" office:time-value="PT05H30M00S">
            <text:p>5:30</text:p>
          </table:table-cell>
          <table:table-cell office:value-type="float" office:value="302.4">
            <text:p>302.4</text:p>
          </table:table-cell>
          <table:table-cell office:value-type="float" office:value="13.4">
            <text:p>13.4</text:p>
          </table:table-cell>
          <table:table-cell table:formula="of:=[.F18]-[.B18]" office:value-type="time" office:time-value="-PT09H39M00S">
            <text:p>-09:39:00</text:p>
          </table:table-cell>
          <table:table-cell table:formula="of:=[.I18]/[.$I$4]" office:value-type="percentage" office:value="-1.00346620450607">
            <text:p>-100.35%</text:p>
          </table:table-cell>
          <table:table-cell table:formula="of:=ABS([.I18])" office:value-type="float" office:value="0.402083333333333">
            <text:p>0.4020833333</text:p>
          </table:table-cell>
          <table:table-cell table:formula="of:=[.H18]" office:value-type="float" office:value="13.4">
            <text:p>13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6H02M00S">
            <text:p>16:02</text:p>
          </table:table-cell>
          <table:table-cell office:value-type="float" office:value="57.9">
            <text:p>57.9</text:p>
          </table:table-cell>
          <table:table-cell office:value-type="time" office:time-value="PT23H37M00S">
            <text:p>23:37</text:p>
          </table:table-cell>
          <table:table-cell office:value-type="float" office:value="79.8">
            <text:p>79.8</text:p>
          </table:table-cell>
          <table:table-cell office:value-type="time" office:time-value="PT06H21M00S">
            <text:p>6:21</text:p>
          </table:table-cell>
          <table:table-cell office:value-type="float" office:value="302.5">
            <text:p>302.5</text:p>
          </table:table-cell>
          <table:table-cell office:value-type="float" office:value="14.4">
            <text:p>14.4</text:p>
          </table:table-cell>
          <table:table-cell table:formula="of:=[.F19]-[.B19]" office:value-type="time" office:time-value="-PT09H41M00S">
            <text:p>-09:41:00</text:p>
          </table:table-cell>
          <table:table-cell table:formula="of:=[.I19]/[.$I$4]" office:value-type="percentage" office:value="-1.00693240901213">
            <text:p>-100.69%</text:p>
          </table:table-cell>
          <table:table-cell table:formula="of:=ABS([.I19])" office:value-type="float" office:value="0.403472222222222">
            <text:p>0.4034722222</text:p>
          </table:table-cell>
          <table:table-cell table:formula="of:=[.H19]" office:value-type="float" office:value="14.4">
            <text:p>14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7H00M00S">
            <text:p>17:00</text:p>
          </table:table-cell>
          <table:table-cell office:value-type="float" office:value="60.2">
            <text:p>60.2</text:p>
          </table:table-cell>
          <table:table-cell table:style-name="ce2" office:value-type="string">
            <text:p>--:--</text:p>
          </table:table-cell>
          <table:table-cell office:value-type="string">
            <text:p>----</text:p>
          </table:table-cell>
          <table:table-cell office:value-type="time" office:time-value="PT07H07M00S">
            <text:p>7:07</text:p>
          </table:table-cell>
          <table:table-cell office:value-type="float" office:value="300.9">
            <text:p>300.9</text:p>
          </table:table-cell>
          <table:table-cell office:value-type="float" office:value="15.4">
            <text:p>15.4</text:p>
          </table:table-cell>
          <table:table-cell table:formula="of:=[.F20]-[.B20]" office:value-type="time" office:time-value="-PT09H53M00S">
            <text:p>-09:53:00</text:p>
          </table:table-cell>
          <table:table-cell table:formula="of:=[.I20]/[.$I$4]" office:value-type="percentage" office:value="-1.02772963604853">
            <text:p>-102.77%</text:p>
          </table:table-cell>
          <table:table-cell table:formula="of:=ABS([.I20])" office:value-type="float" office:value="0.411805555555556">
            <text:p>0.4118055556</text:p>
          </table:table-cell>
          <table:table-cell table:formula="of:=[.H20]" office:value-type="float" office:value="15.4">
            <text:p>15.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8H00M00S">
            <text:p>18:00</text:p>
          </table:table-cell>
          <table:table-cell office:value-type="float" office:value="64.1">
            <text:p>64.1</text:p>
          </table:table-cell>
          <table:table-cell office:value-type="time" office:time-value="PT00H27M00S">
            <text:p>0:27</text:p>
          </table:table-cell>
          <table:table-cell office:value-type="float" office:value="77.7">
            <text:p>77.7</text:p>
          </table:table-cell>
          <table:table-cell office:value-type="time" office:time-value="PT07H48M00S">
            <text:p>7:48</text:p>
          </table:table-cell>
          <table:table-cell office:value-type="float" office:value="297.7">
            <text:p>297.7</text:p>
          </table:table-cell>
          <table:table-cell office:value-type="float" office:value="16.4">
            <text:p>16.4</text:p>
          </table:table-cell>
          <table:table-cell table:formula="of:=[.F21]-[.B21]" office:value-type="time" office:time-value="-PT10H12M00S">
            <text:p>-10:12:00</text:p>
          </table:table-cell>
          <table:table-cell table:formula="of:=[.I21]/[.$I$4]" office:value-type="percentage" office:value="-1.06065857885615">
            <text:p>-106.07%</text:p>
          </table:table-cell>
          <table:table-cell table:formula="of:=ABS([.I21])" office:value-type="float" office:value="0.425">
            <text:p>0.425</text:p>
          </table:table-cell>
          <table:table-cell table:formula="of:=[.H21]" office:value-type="float" office:value="16.4">
            <text:p>16.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9H02M00S">
            <text:p>19:02</text:p>
          </table:table-cell>
          <table:table-cell office:value-type="float" office:value="69.3">
            <text:p>69.3</text:p>
          </table:table-cell>
          <table:table-cell office:value-type="time" office:time-value="PT01H16M00S">
            <text:p>1:16</text:p>
          </table:table-cell>
          <table:table-cell office:value-type="float" office:value="74.3">
            <text:p>74.3</text:p>
          </table:table-cell>
          <table:table-cell office:value-type="time" office:time-value="PT08H24M00S">
            <text:p>8:24</text:p>
          </table:table-cell>
          <table:table-cell office:value-type="float" office:value="293.1">
            <text:p>293.1</text:p>
          </table:table-cell>
          <table:table-cell office:value-type="float" office:value="17.4">
            <text:p>17.4</text:p>
          </table:table-cell>
          <table:table-cell table:formula="of:=[.F22]-[.B22]" office:value-type="time" office:time-value="-PT10H38M00S">
            <text:p>-10:38:00</text:p>
          </table:table-cell>
          <table:table-cell table:formula="of:=[.I22]/[.$I$4]" office:value-type="percentage" office:value="-1.10571923743501">
            <text:p>-110.57%</text:p>
          </table:table-cell>
          <table:table-cell table:formula="of:=ABS([.I22])" office:value-type="float" office:value="0.443055555555556">
            <text:p>0.4430555556</text:p>
          </table:table-cell>
          <table:table-cell table:formula="of:=[.H22]" office:value-type="float" office:value="17.4">
            <text:p>17.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20H03M00S">
            <text:p>20:03</text:p>
          </table:table-cell>
          <table:table-cell office:value-type="float" office:value="75.5">
            <text:p>75.5</text:p>
          </table:table-cell>
          <table:table-cell office:value-type="time" office:time-value="PT02H03M00S">
            <text:p>2:03</text:p>
          </table:table-cell>
          <table:table-cell office:value-type="float" office:value="69.9">
            <text:p>69.9</text:p>
          </table:table-cell>
          <table:table-cell office:value-type="time" office:time-value="PT08H56M00S">
            <text:p>8:56</text:p>
          </table:table-cell>
          <table:table-cell office:value-type="float" office:value="287.4">
            <text:p>287.4</text:p>
          </table:table-cell>
          <table:table-cell office:value-type="float" office:value="18.4">
            <text:p>18.4</text:p>
          </table:table-cell>
          <table:table-cell table:formula="of:=[.F23]-[.B23]" office:value-type="time" office:time-value="-PT11H07M00S">
            <text:p>-11:07:00</text:p>
          </table:table-cell>
          <table:table-cell table:formula="of:=[.I23]/[.$I$4]" office:value-type="percentage" office:value="-1.15597920277296">
            <text:p>-115.60%</text:p>
          </table:table-cell>
          <table:table-cell table:formula="of:=ABS([.I23])" office:value-type="float" office:value="0.463194444444444">
            <text:p>0.4631944444</text:p>
          </table:table-cell>
          <table:table-cell table:formula="of:=[.H23]" office:value-type="float" office:value="18.4">
            <text:p>18.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21H05M00S">
            <text:p>21:05</text:p>
          </table:table-cell>
          <table:table-cell office:value-type="float" office:value="82.4">
            <text:p>82.4</text:p>
          </table:table-cell>
          <table:table-cell office:value-type="time" office:time-value="PT02H49M00S">
            <text:p>2:49</text:p>
          </table:table-cell>
          <table:table-cell office:value-type="float" office:value="64.7">
            <text:p>64.7</text:p>
          </table:table-cell>
          <table:table-cell office:value-type="time" office:time-value="PT09H25M00S">
            <text:p>9:25</text:p>
          </table:table-cell>
          <table:table-cell office:value-type="float" office:value="280.9">
            <text:p>280.9</text:p>
          </table:table-cell>
          <table:table-cell office:value-type="float" office:value="19.4">
            <text:p>19.4</text:p>
          </table:table-cell>
          <table:table-cell table:formula="of:=[.F24]-[.B24]" office:value-type="time" office:time-value="-PT11H40M00S">
            <text:p>-11:40:00</text:p>
          </table:table-cell>
          <table:table-cell table:formula="of:=[.I24]/[.$I$4]" office:value-type="percentage" office:value="-1.21317157712305">
            <text:p>-121.32%</text:p>
          </table:table-cell>
          <table:table-cell table:formula="of:=ABS([.I24])" office:value-type="float" office:value="0.486111111111111">
            <text:p>0.4861111111</text:p>
          </table:table-cell>
          <table:table-cell table:formula="of:=[.H24]" office:value-type="float" office:value="19.4">
            <text:p>19.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22H07M00S">
            <text:p>22:07</text:p>
          </table:table-cell>
          <table:table-cell office:value-type="float" office:value="89.8">
            <text:p>89.8</text:p>
          </table:table-cell>
          <table:table-cell office:value-type="time" office:time-value="PT03H33M00S">
            <text:p>3:33</text:p>
          </table:table-cell>
          <table:table-cell office:value-type="float" office:value="58.9">
            <text:p>58.9</text:p>
          </table:table-cell>
          <table:table-cell office:value-type="time" office:time-value="PT09H52M00S">
            <text:p>9:52</text:p>
          </table:table-cell>
          <table:table-cell office:value-type="float" office:value="273.8">
            <text:p>273.8</text:p>
          </table:table-cell>
          <table:table-cell office:value-type="float" office:value="20.4">
            <text:p>20.4</text:p>
          </table:table-cell>
          <table:table-cell table:formula="of:=[.F25]-[.B25]" office:value-type="time" office:time-value="-PT12H15M00S">
            <text:p>-12:15:00</text:p>
          </table:table-cell>
          <table:table-cell table:formula="of:=[.I25]/[.$I$4]" office:value-type="percentage" office:value="-1.2738301559792">
            <text:p>-127.38%</text:p>
          </table:table-cell>
          <table:table-cell table:formula="of:=ABS([.I25])" office:value-type="float" office:value="0.510416666666667">
            <text:p>0.5104166667</text:p>
          </table:table-cell>
          <table:table-cell table:formula="of:=[.H25]" office:value-type="float" office:value="20.4">
            <text:p>20.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23H11M00S">
            <text:p>23:11</text:p>
          </table:table-cell>
          <table:table-cell office:value-type="float" office:value="97.4">
            <text:p>97.4</text:p>
          </table:table-cell>
          <table:table-cell office:value-type="time" office:time-value="PT04H18M00S">
            <text:p>4:18</text:p>
          </table:table-cell>
          <table:table-cell office:value-type="float" office:value="52.8">
            <text:p>52.8</text:p>
          </table:table-cell>
          <table:table-cell office:value-type="time" office:time-value="PT10H19M00S">
            <text:p>10:19</text:p>
          </table:table-cell>
          <table:table-cell office:value-type="float" office:value="266.5">
            <text:p>266.5</text:p>
          </table:table-cell>
          <table:table-cell office:value-type="float" office:value="21.4">
            <text:p>21.4</text:p>
          </table:table-cell>
          <table:table-cell table:formula="of:=[.F26]-[.B26]" office:value-type="time" office:time-value="-PT12H52M00S">
            <text:p>-12:52:00</text:p>
          </table:table-cell>
          <table:table-cell table:formula="of:=[.I26]/[.$I$4]" office:value-type="percentage" office:value="-1.33795493934142">
            <text:p>-133.80%</text:p>
          </table:table-cell>
          <table:table-cell table:formula="of:=ABS([.I26])" office:value-type="float" office:value="0.536111111111111">
            <text:p>0.5361111111</text:p>
          </table:table-cell>
          <table:table-cell table:formula="of:=[.H26]" office:value-type="float" office:value="21.4">
            <text:p>21.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--:--</text:p>
          </table:table-cell>
          <table:table-cell office:value-type="string">
            <text:p>----</text:p>
          </table:table-cell>
          <table:table-cell office:value-type="time" office:time-value="PT05H04M00S">
            <text:p>5:04</text:p>
          </table:table-cell>
          <table:table-cell office:value-type="float" office:value="46.7">
            <text:p>46.7</text:p>
          </table:table-cell>
          <table:table-cell office:value-type="time" office:time-value="PT10H48M00S">
            <text:p>10:48</text:p>
          </table:table-cell>
          <table:table-cell office:value-type="float" office:value="259.1">
            <text:p>259.1</text:p>
          </table:table-cell>
          <table:table-cell office:value-type="float" office:value="22.4">
            <text:p>22.4</text:p>
          </table:table-cell>
          <table:table-cell table:formula="of:=[.F27]-[.B27]" office:value-type="date" office:date-value="1899-12-30">
            <text:p>#VALUE!</text:p>
          </table:table-cell>
          <table:table-cell table:formula="of:=[.I27]/[.$I$4]" office:value-type="percentage" office:value="0">
            <text:p>#VALUE!</text:p>
          </table:table-cell>
          <table:table-cell table:formula="of:=ABS([.I27])" office:value-type="float" office:value="0">
            <text:p>#VALUE!</text:p>
          </table:table-cell>
          <table:table-cell table:formula="of:=[.H27]" office:value-type="float" office:value="22.4">
            <text:p>22.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00H17M00S">
            <text:p>0:17</text:p>
          </table:table-cell>
          <table:table-cell office:value-type="float" office:value="104.8">
            <text:p>104.8</text:p>
          </table:table-cell>
          <table:table-cell office:value-type="time" office:time-value="PT05H52M00S">
            <text:p>5:52</text:p>
          </table:table-cell>
          <table:table-cell office:value-type="float" office:value="40.7">
            <text:p>40.7</text:p>
          </table:table-cell>
          <table:table-cell office:value-type="time" office:time-value="PT11H19M00S">
            <text:p>11:19</text:p>
          </table:table-cell>
          <table:table-cell office:value-type="float" office:value="252">
            <text:p>252</text:p>
          </table:table-cell>
          <table:table-cell office:value-type="float" office:value="23.4">
            <text:p>23.4</text:p>
          </table:table-cell>
          <table:table-cell table:formula="of:=[.F28]-[.B28]" office:value-type="time" office:time-value="PT11H02M00S">
            <text:p>11:02</text:p>
          </table:table-cell>
          <table:table-cell table:formula="of:=[.I28]/[.$I$4]" office:value-type="percentage" office:value="1.1473136915078">
            <text:p>114.73%</text:p>
          </table:table-cell>
          <table:table-cell table:formula="of:=ABS([.I28])" office:value-type="float" office:value="0.459722222222222">
            <text:p>0.4597222222</text:p>
          </table:table-cell>
          <table:table-cell table:formula="of:=[.H28]" office:value-type="float" office:value="23.4">
            <text:p>23.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01H26M00S">
            <text:p>1:26</text:p>
          </table:table-cell>
          <table:table-cell office:value-type="float" office:value="111.7">
            <text:p>111.7</text:p>
          </table:table-cell>
          <table:table-cell office:value-type="time" office:time-value="PT06H44M00S">
            <text:p>6:44</text:p>
          </table:table-cell>
          <table:table-cell office:value-type="float" office:value="35.4">
            <text:p>35.4</text:p>
          </table:table-cell>
          <table:table-cell office:value-type="time" office:time-value="PT11H56M00S">
            <text:p>11:56</text:p>
          </table:table-cell>
          <table:table-cell office:value-type="float" office:value="245.7">
            <text:p>245.7</text:p>
          </table:table-cell>
          <table:table-cell office:value-type="float" office:value="24.4">
            <text:p>24.4</text:p>
          </table:table-cell>
          <table:table-cell table:formula="of:=[.F29]-[.B29]" office:value-type="time" office:time-value="PT10H30M00S">
            <text:p>10:30</text:p>
          </table:table-cell>
          <table:table-cell table:formula="of:=[.I29]/[.$I$4]" office:value-type="percentage" office:value="1.09185441941075">
            <text:p>109.19%</text:p>
          </table:table-cell>
          <table:table-cell table:formula="of:=ABS([.I29])" office:value-type="float" office:value="0.4375">
            <text:p>0.4375</text:p>
          </table:table-cell>
          <table:table-cell table:formula="of:=[.H29]" office:value-type="float" office:value="24.4">
            <text:p>24.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02H38M00S">
            <text:p>2:38</text:p>
          </table:table-cell>
          <table:table-cell office:value-type="float" office:value="117.6">
            <text:p>117.6</text:p>
          </table:table-cell>
          <table:table-cell office:value-type="time" office:time-value="PT07H41M00S">
            <text:p>7:41</text:p>
          </table:table-cell>
          <table:table-cell office:value-type="float" office:value="31.1">
            <text:p>31.1</text:p>
          </table:table-cell>
          <table:table-cell office:value-type="time" office:time-value="PT12H39M00S">
            <text:p>12:39</text:p>
          </table:table-cell>
          <table:table-cell office:value-type="float" office:value="240.6">
            <text:p>240.6</text:p>
          </table:table-cell>
          <table:table-cell office:value-type="float" office:value="25.4">
            <text:p>25.4</text:p>
          </table:table-cell>
          <table:table-cell table:formula="of:=[.F30]-[.B30]" office:value-type="time" office:time-value="PT10H01M00S">
            <text:p>10:01</text:p>
          </table:table-cell>
          <table:table-cell table:formula="of:=[.I30]/[.$I$4]" office:value-type="percentage" office:value="1.04159445407279">
            <text:p>104.16%</text:p>
          </table:table-cell>
          <table:table-cell table:formula="of:=ABS([.I30])" office:value-type="float" office:value="0.417361111111111">
            <text:p>0.4173611111</text:p>
          </table:table-cell>
          <table:table-cell table:formula="of:=[.H30]" office:value-type="float" office:value="25.4">
            <text:p>25.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03H51M00S">
            <text:p>3:51</text:p>
          </table:table-cell>
          <table:table-cell office:value-type="float" office:value="121.7">
            <text:p>121.7</text:p>
          </table:table-cell>
          <table:table-cell office:value-type="time" office:time-value="PT08H43M00S">
            <text:p>8:43</text:p>
          </table:table-cell>
          <table:table-cell office:value-type="float" office:value="28.2">
            <text:p>28.2</text:p>
          </table:table-cell>
          <table:table-cell office:value-type="time" office:time-value="PT13H32M00S">
            <text:p>13:32</text:p>
          </table:table-cell>
          <table:table-cell office:value-type="float" office:value="237.4">
            <text:p>237.4</text:p>
          </table:table-cell>
          <table:table-cell office:value-type="float" office:value="26.4">
            <text:p>26.4</text:p>
          </table:table-cell>
          <table:table-cell table:formula="of:=[.F31]-[.B31]" office:value-type="time" office:time-value="PT09H41M00S">
            <text:p>9:41</text:p>
          </table:table-cell>
          <table:table-cell table:formula="of:=[.I31]/[.$I$4]" office:value-type="percentage" office:value="1.00693240901213">
            <text:p>100.69%</text:p>
          </table:table-cell>
          <table:table-cell table:formula="of:=ABS([.I31])" office:value-type="float" office:value="0.403472222222222">
            <text:p>0.4034722222</text:p>
          </table:table-cell>
          <table:table-cell table:formula="of:=[.H31]" office:value-type="float" office:value="26.4">
            <text:p>26.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05H00M00S">
            <text:p>5:00</text:p>
          </table:table-cell>
          <table:table-cell office:value-type="float" office:value="123.4">
            <text:p>123.4</text:p>
          </table:table-cell>
          <table:table-cell office:value-type="time" office:time-value="PT09H47M00S">
            <text:p>9:47</text:p>
          </table:table-cell>
          <table:table-cell office:value-type="float" office:value="27.3">
            <text:p>27.3</text:p>
          </table:table-cell>
          <table:table-cell office:value-type="time" office:time-value="PT14H35M00S">
            <text:p>14:35</text:p>
          </table:table-cell>
          <table:table-cell office:value-type="float" office:value="236.7">
            <text:p>236.7</text:p>
          </table:table-cell>
          <table:table-cell office:value-type="float" office:value="27.4">
            <text:p>27.4</text:p>
          </table:table-cell>
          <table:table-cell table:formula="of:=[.F32]-[.B32]" office:value-type="time" office:time-value="PT09H35M00S">
            <text:p>9:35</text:p>
          </table:table-cell>
          <table:table-cell table:formula="of:=[.I32]/[.$I$4]" office:value-type="percentage" office:value="0.996533795493934">
            <text:p>99.65%</text:p>
          </table:table-cell>
          <table:table-cell table:formula="of:=ABS([.I32])" office:value-type="float" office:value="0.399305555555556">
            <text:p>0.3993055556</text:p>
          </table:table-cell>
          <table:table-cell table:formula="of:=[.H32]" office:value-type="float" office:value="27.4">
            <text:p>27.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06H02M00S">
            <text:p>6:02</text:p>
          </table:table-cell>
          <table:table-cell office:value-type="float" office:value="122.4">
            <text:p>122.4</text:p>
          </table:table-cell>
          <table:table-cell office:value-type="time" office:time-value="PT10H52M00S">
            <text:p>10:52</text:p>
          </table:table-cell>
          <table:table-cell office:value-type="float" office:value="28.5">
            <text:p>28.5</text:p>
          </table:table-cell>
          <table:table-cell office:value-type="time" office:time-value="PT15H45M00S">
            <text:p>15:45</text:p>
          </table:table-cell>
          <table:table-cell office:value-type="float" office:value="238.7">
            <text:p>238.7</text:p>
          </table:table-cell>
          <table:table-cell office:value-type="float" office:value="28.4">
            <text:p>28.4</text:p>
          </table:table-cell>
          <table:table-cell table:formula="of:=[.F33]-[.B33]" office:value-type="time" office:time-value="PT09H43M00S">
            <text:p>9:43</text:p>
          </table:table-cell>
          <table:table-cell table:formula="of:=[.I33]/[.$I$4]" office:value-type="percentage" office:value="1.0103986135182">
            <text:p>101.04%</text:p>
          </table:table-cell>
          <table:table-cell table:formula="of:=ABS([.I33])" office:value-type="float" office:value="0.404861111111111">
            <text:p>0.4048611111</text:p>
          </table:table-cell>
          <table:table-cell table:formula="of:=[.H33]" office:value-type="float" office:value="28.4">
            <text:p>28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1">2022/01/31</text:date>, <text:time>12:4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1-31T12:14:04.25</meta:creation-date>
    <dc:date>2022-01-31T12:48:04.52</dc:date>
    <dc:creator>iwabuchi ken</dc:creator>
    <meta:editing-duration>PT22M1S</meta:editing-duration>
    <meta:editing-cycles>2</meta:editing-cycles>
    <meta:generator>OpenOffice/4.1.3$Win32 OpenOffice.org_project/413m1$Build-9783</meta:generator>
    <meta:document-statistic meta:table-count="1" meta:cell-count="3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73cm" svg:y="0.315cm" chart:style-name="ch2">
          <text:p>月：滞在時間</text:p>
        </chart:title>
        <chart:legend chart:legend-position="end" svg:x="13.192cm" svg:y="3.926cm" style:legend-expansion="high" chart:style-name="ch3"/>
        <chart:plot-area chart:style-name="ch4" table:cell-range-address="Sheet1.K2:Sheet1.L33" chart:data-source-has-labels="row" svg:x="0.77cm" svg:y="1.582cm" svg:width="11.782cm" svg:height="6.818cm">
          <chartooo:coordinate-region svg:x="1.391cm" svg:y="1.795cm" svg:width="10.434cm" svg:height="5.5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1.K3:Sheet1.K33" chart:label-cell-address="Sheet1.K2:Sheet1.K2" chart:class="chart:bar">
            <chart:data-point chart:repeated="31"/>
          </chart:series>
          <chart:series chart:attached-axis="primary-y" chart:style-name="ch10" chart:values-cell-range-address="Sheet1.L3:Sheet1.L33" chart:label-cell-address="Sheet1.L2:Sheet1.L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-in</text:p>
                <draw:g>
                  <svg:desc>Sheet1.K2:Sheet1.K2</svg:desc>
                </draw:g>
              </table:table-cell>
              <table:table-cell office:value-type="string">
                <text:p>月齢[日]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1805555555556">
                <text:p>0.411805555555556</text:p>
                <draw:g>
                  <svg:desc>Sheet1.K3:Sheet1.K33</svg:desc>
                </draw:g>
              </table:table-cell>
              <table:table-cell office:value-type="float" office:value="27.8">
                <text:p>27.8</text:p>
                <draw:g>
                  <svg:desc>Sheet1.L3:Sheet1.L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0694444444444">
                <text:p>0.400694444444444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25">
                <text:p>0.412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5">
                <text:p>0.47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7916666666667">
                <text:p>0.49791666666666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1527777777778">
                <text:p>0.52152777777777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3611111111111">
                <text:p>0.47361111111111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3472222222222">
                <text:p>0.45347222222222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9444444444444">
                <text:p>0.41944444444444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3472222222222">
                <text:p>0.40347222222222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1805555555556">
                <text:p>0.41180555555555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5">
                <text:p>0.42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3055555555556">
                <text:p>0.443055555555556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3194444444444">
                <text:p>0.46319444444444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6111111111111">
                <text:p>0.53611111111111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75">
                <text:p>0.437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3472222222222">
                <text:p>0.40347222222222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4861111111111">
                <text:p>0.404861111111111</text:p>
              </table:table-cell>
              <table:table-cell office:value-type="float" office:value="28.4">
                <text:p>2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